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fill-color="#ffffff" fo:min-height="0.4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53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</text:span><text:span text:style-name="T1">o</text:span><text:span text:style-name="T1">ş</text:span><text:span text:style-name="T1">u</text:span><text:span text:style-name="T1">ll</text:span><text:span text:style-name="T1">u </text:span><text:span text:style-name="T1">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</text:span><text:span text:style-name="T1">al</text:span><text:span text:style-name="T1">la</text:span><text:span text:style-name="T1">n</text:span><text:span text:style-name="T1">m</text:span><text:span text:style-name="T1">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</text:span><text:span text:style-name="T2">7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0.53cm" svg:y="2.475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581cm" svg:x="8.468cm" svg:y="1.68cm">
          <draw:text-box>
            <text:p text:style-name="P3"><text:span text:style-name="T4">Pr</text:span><text:span text:style-name="T4">ob</text:span><text:span text:style-name="T4">le</text:span><text:span text:style-name="T4">m: </text:span><text:span text:style-name="T4">“M</text:span><text:span text:style-name="T4">ali</text:span><text:span text:style-name="T4">ye</text:span><text:span text:style-name="T4">t”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Dire</text:span><text:span text:style-name="T5">ctio</text:span><text:span text:style-name="T5">ns: </text:span><text:span text:style-name="T6">Luig</text:span><text:span text:style-name="T6">i’nin </text:span><text:span text:style-name="T6">Pizz</text:span><text:span text:style-name="T6">a </text:span><text:span text:style-name="T6">Dük</text:span><text:span text:style-name="T6">kanı </text:span><text:span text:style-name="T6">seni </text:span><text:span text:style-name="T6">prog</text:span><text:span text:style-name="T6">ram</text:span><text:span text:style-name="T6">cı </text:span><text:span text:style-name="T6">olar</text:span><text:span text:style-name="T6">ak </text:span><text:span text:style-name="T6">işe </text:span><text:span text:style-name="T6">aldı</text:span><text:span text:style-name="T7">. </text:span><text:span text:style-name="T7">Dük</text:span><text:span text:style-name="T7">kan</text:span><text:span text:style-name="T7">da </text:span><text:span text:style-name="T7">pey</text:span><text:span text:style-name="T7">nirli </text:span><text:span text:style-name="T7">pizz</text:span><text:span text:style-name="T7">a</text:span></text:p>
            <text:p text:style-name="P3"><text:span text:style-name="T7">($9.</text:span><text:span text:style-name="T7">00), </text:span><text:span text:style-name="T7">sucu</text:span><text:span text:style-name="T7">klu </text:span><text:span text:style-name="T7">pizz</text:span><text:span text:style-name="T7">a </text:span><text:span text:style-name="T7">($10</text:span><text:span text:style-name="T7">.50), </text:span><text:span text:style-name="T7">tavu</text:span><text:span text:style-name="T7">klu </text:span><text:span text:style-name="T7">pizz</text:span><text:span text:style-name="T7">a </text:span><text:span text:style-name="T7">($11</text:span><text:span text:style-name="T7">.25) </text:span><text:span text:style-name="T7">ve <text:s/></text:span><text:span text:style-name="T7">brok</text:span><text:span text:style-name="T7">olili </text:span><text:span text:style-name="T7">pizz</text:span><text:span text:style-name="T7">a </text:span><text:span text:style-name="T7">($10</text:span><text:span text:style-name="T7">.25) </text:span><text:span text:style-name="T7">satıl</text:span><text:span text:style-name="T7">mak</text:span><text:span text:style-name="T7">ta.</text:span></text:p>
            <text:p text:style-name="P3"><text:span text:style-name="T7">Mali</text:span><text:span text:style-name="T7">yet </text:span><text:span text:style-name="T7">adın</text:span><text:span text:style-name="T7">da </text:span><text:span text:style-name="T7">bir </text:span><text:span text:style-name="T7">fonk</text:span><text:span text:style-name="T7">siyo</text:span><text:span text:style-name="T7">n </text:span><text:span text:style-name="T7">yazı</text:span><text:span text:style-name="T7">n ve </text:span><text:span text:style-name="T7">bu </text:span><text:span text:style-name="T7">fonk</text:span><text:span text:style-name="T7">siyo</text:span><text:span text:style-name="T7">na </text:span><text:span text:style-name="T7">pizz</text:span><text:span text:style-name="T7">anın </text:span><text:span text:style-name="T7">adı </text:span><text:span text:style-name="T7">giril</text:span><text:span text:style-name="T7">diği</text:span><text:span text:style-name="T7">nde </text:span><text:span text:style-name="T7">pizz</text:span><text:span text:style-name="T7">anın </text:span><text:span text:style-name="T7">fiyat</text:span><text:span text:style-name="T7">ını </text:span><text:span text:style-name="T7">vers</text:span><text:span text:style-name="T7">in.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8">Her </text:span><text:span text:style-name="T8">kontr</text:span><text:span text:style-name="T8">at üç </text:span><text:span text:style-name="T8">bölü</text:span><text:span text:style-name="T8">mden </text:span><text:span text:style-name="T8">oluş</text:span><text:span text:style-name="T8">makt</text:span><text:span text:style-name="T8">adır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2">Ör</text:span><text:span text:style-name="T12">ne</text:span><text:span text:style-name="T12">kle</text:span><text:span text:style-name="T12">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8">Bazı </text:span><text:span text:style-name="T8">örnek</text:span><text:span text:style-name="T8">ler </text:span><text:span text:style-name="T8">yazın, </text:span><text:span text:style-name="T8">sonra </text:span><text:span text:style-name="T8">neyin </text:span><text:span text:style-name="T8">değiş</text:span><text:span text:style-name="T8">tiğini </text:span><text:span text:style-name="T8">yuvar</text:span><text:span text:style-name="T8">lak </text:span><text:span text:style-name="T8">içine </text:span><text:span text:style-name="T8">alın </text:span><text:span text:style-name="T8">ve </text:span><text:span text:style-name="T8">kısac</text:span><text:span text:style-name="T8">a </text:span><text:span text:style-name="T8">açıkla</text:span><text:span text:style-name="T8">yın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ÖRN</text:span><text:span text:style-name="T9">EK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ÖRN</text:span><text:span text:style-name="T9">EK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ÖRN</text:span><text:span text:style-name="T9">EK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ÖRN</text:span><text:span text:style-name="T9">EK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2">Ta</text:span><text:span text:style-name="T12">nı</text:span><text:span text:style-name="T12">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8">Bütün </text:span><text:span text:style-name="T8">girdi </text:span><text:span text:style-name="T8">değer</text:span><text:span text:style-name="T8">lerine </text:span><text:span text:style-name="T8">verile</text:span><text:span text:style-name="T8">n </text:span><text:span text:style-name="T8">değiş</text:span><text:span text:style-name="T8">ken </text:span><text:span text:style-name="T8">isimle</text:span><text:span text:style-name="T8">rine </text:span><text:span text:style-name="T8">göre </text:span><text:span text:style-name="T8">tanım</text:span><text:span text:style-name="T8">ı </text:span><text:span text:style-name="T8">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defi</text:span><text:span text:style-name="T9">ne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3">fonksiy</text:span><text:span text:style-name="T13">onun </text:span><text:span text:style-name="T13">yaptığ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ali</text:span><text:span text:style-name="T9">ye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pey</text:span><text:span text:style-name="T9">nirl</text:span><text:span text:style-name="T9">i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255cm" svg:x="8.58cm" svg:y="10.80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255cm" svg:x="13.624cm" svg:y="10.807cm">
          <draw:text-box>
            <text:p text:style-name="P3"><text:span text:style-name="T13">fonksiy</text:span><text:span text:style-name="T13">onun </text:span><text:span text:style-name="T13">ürettiği </text:span><text:span text:style-name="T13">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255cm" svg:x="8.58cm" svg:y="12.12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255cm" svg:x="13.624cm" svg:y="12.12cm">
          <draw:text-box>
            <text:p text:style-name="P3"><text:span text:style-name="T13">fonksiy</text:span><text:span text:style-name="T13">onun </text:span><text:span text:style-name="T13">ürettiği </text:span><text:span text:style-name="T13">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255cm" svg:x="8.58cm" svg:y="13.434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255cm" svg:x="13.624cm" svg:y="13.434cm">
          <draw:text-box>
            <text:p text:style-name="P3"><text:span text:style-name="T13">fonksiy</text:span><text:span text:style-name="T13">onun </text:span><text:span text:style-name="T13">ürettiği </text:span><text:span text:style-name="T13">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255cm" svg:x="8.58cm" svg:y="14.748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255cm" svg:x="13.624cm" svg:y="14.748cm">
          <draw:text-box>
            <text:p text:style-name="P3"><text:span text:style-name="T13">fonksiy</text:span><text:span text:style-name="T13">onun </text:span><text:span text:style-name="T13">ürettiği </text:span><text:span text:style-name="T13">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3">fonksiy</text:span><text:span text:style-name="T13">onun </text:span><text:span text:style-name="T13">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2" draw:text-style-name="P17" draw:layer="layout" svg:width="1.276cm" svg:height="0.255cm" svg:x="8.27cm" svg:y="17.549cm">
          <draw:text-box>
            <text:p text:style-name="P3"><text:span text:style-name="T13">değişke</text:span><text:span text:style-name="T13">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3" draw:text-style-name="P13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4" draw:text-style-name="P15" draw:layer="layout" svg:width="8.816cm" svg:height="0.551cm" svg:x="2.001cm" svg:y="4.54cm">
          <draw:text-box>
            <text:p text:style-name="P3"><text:span text:style-name="T12">Ko</text:span><text:span text:style-name="T12">ntr</text:span><text:span text:style-name="T12">at </text:span><text:span text:style-name="T12">ve </text:span><text:span text:style-name="T12">İfa</text:span><text:span text:style-name="T12">de</text:span><text:span text:style-name="T12">nin </text:span><text:span text:style-name="T12">Am</text:span><text:span text:style-name="T12">acı</text:span></text:p>
          </draw:text-box>
        </draw:frame>
        <draw:frame draw:style-name="gr35" draw:text-style-name="P19" draw:layer="layout" svg:width="0.899cm" svg:height="0.45cm" svg:x="3.949cm" svg:y="18.123cm">
          <draw:text-box>
            <text:p text:style-name="P3"><text:span text:style-name="T9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6" draw:text-style-name="P12" draw:layer="layout" svg:width="8.295cm" svg:height="0.581cm" svg:x="7.216cm" svg:y="1.68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“</text:span><text:span text:style-name="T4">o</text:span><text:span text:style-name="T4">y</text:span><text:span text:style-name="T4">u</text:span><text:span text:style-name="T4">n</text:span><text:span text:style-name="T4">c</text:span><text:span text:style-name="T4">u</text:span><text:span text:style-name="T4">-</text:span><text:span text:style-name="T4">g</text:span><text:span text:style-name="T4">ü</text:span><text:span text:style-name="T4">n</text:span><text:span text:style-name="T4">c</text:span><text:span text:style-name="T4">e</text:span><text:span text:style-name="T4">l</text:span><text:span text:style-name="T4">l</text:span><text:span text:style-name="T4">e</text:span><text:span text:style-name="T4">”</text:span></text:p>
          </draw:text-box>
        </draw:frame>
        <draw:frame draw:style-name="gr37" draw:text-style-name="P13" draw:layer="layout" svg:width="18.536cm" svg:height="0.873cm" svg:x="2.122cm" svg:y="2.786cm">
          <draw:text-box>
            <text:p text:style-name="P3"><text:span text:style-name="T5">Talimatlar: </text:span><text:span text:style-name="T6">“oyuncu-güncelle” adında bir fonksiyon yazın.</text:span><text:span text:style-name="T7"> Bu fonksiyon oyuncunun </text:span></text:p>
            <text:p text:style-name="P3"><text:span text:style-name="T7">Y-koordinatını ve basılan tuşu girdi olarak alır ve tuşunun yönüne göre yeni y-koordinatını verir.</text:span></text:p>
          </draw:text-box>
        </draw:frame>
        <draw:frame draw:style-name="gr34" draw:text-style-name="P15" draw:layer="layout" svg:width="8.816cm" svg:height="0.551cm" svg:x="2.023cm" svg:y="4.132cm">
          <draw:text-box>
            <text:p text:style-name="P3"><text:span text:style-name="T12">Kontr</text:span><text:span text:style-name="T12">at ve </text:span><text:span text:style-name="T12">İfade</text:span><text:span text:style-name="T12">nin </text:span><text:span text:style-name="T12">Amacı</text:span></text:p>
          </draw:text-box>
        </draw:frame>
        <draw:frame draw:style-name="gr14" draw:text-style-name="P14" draw:layer="layout" svg:width="6.14cm" svg:height="0.352cm" svg:x="1.875cm" svg:y="4.863cm">
          <draw:text-box>
            <text:p text:style-name="P3"><text:span text:style-name="T8">Her kontrat üç bölümden oluşmakta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2">Örn</text:span><text:span text:style-name="T12">ekle</text:span><text:span text:style-name="T12">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ÖRNEK</text:span><text:span text:style-name="T9">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2">Ta</text:span><text:span text:style-name="T12">nı</text:span><text:span text:style-name="T12">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8">Bütün </text:span><text:span text:style-name="T8">girdi </text:span><text:span text:style-name="T8">değer</text:span><text:span text:style-name="T8">lerine </text:span><text:span text:style-name="T8">verile</text:span><text:span text:style-name="T8">n </text:span><text:span text:style-name="T8">değiş</text:span><text:span text:style-name="T8">ken </text:span><text:span text:style-name="T8">isimle</text:span><text:span text:style-name="T8">rine </text:span><text:span text:style-name="T8">göre </text:span><text:span text:style-name="T8">tanım</text:span><text:span text:style-name="T8">ı </text:span><text:span text:style-name="T8">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defi</text:span><text:span text:style-name="T9">ne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8" draw:text-style-name="P17" draw:layer="layout" svg:width="1.598cm" svg:height="0.255cm" svg:x="3.052cm" svg:y="6.221cm">
          <draw:text-box>
            <text:p text:style-name="P3"><text:span text:style-name="T13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255cm" svg:x="9.782cm" svg:y="6.221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255cm" svg:x="16.946cm" svg:y="6.221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3">fonksiyonun yaptığı</text:span></text:p>
          </draw:text-box>
        </draw:frame>
        <draw:frame draw:style-name="gr39" draw:text-style-name="P13" draw:layer="layout" svg:width="3.368cm" svg:height="0.45cm" svg:x="3.881cm" svg:y="9.594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8" draw:text-style-name="P17" draw:layer="layout" svg:width="1.598cm" svg:height="0.255cm" svg:x="4.738cm" svg:y="10.336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9.594cm">
          <draw:text-box>
            <text:p text:style-name="P3"><text:span text:style-name="T9">320 <text:s/>"up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255cm" svg:x="8.58cm" svg:y="10.336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255cm" svg:x="13.624cm" svg:y="10.336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3" draw:layer="layout" svg:width="3.368cm" svg:height="0.45cm" svg:x="3.881cm" svg:y="10.908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8" draw:text-style-name="P17" draw:layer="layout" svg:width="1.598cm" svg:height="0.255cm" svg:x="4.738cm" svg:y="11.649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10.908cm">
          <draw:text-box>
            <text:p text:style-name="P3"><text:span text:style-name="T9">100 <text:s/>"down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255cm" svg:x="8.58cm" svg:y="11.649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255cm" svg:x="13.624cm" svg:y="11.649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8" draw:text-style-name="P17" draw:layer="layout" svg:width="1.598cm" svg:height="0.255cm" svg:x="4.738cm" svg:y="12.963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255cm" svg:x="8.58cm" svg:y="12.963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255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8" draw:text-style-name="P18" draw:layer="layout" svg:width="1.598cm" svg:height="0.255cm" svg:x="4.738cm" svg:y="14.277cm">
          <draw:text-box draw:corner-radius="0.11cm">
            <text:p text:style-name="P3"><text:span text:style-name="T13">fonksiy</text:span><text:span text:style-name="T13">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255cm" svg:x="8.58cm" svg:y="14.27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255cm" svg:x="13.624cm" svg:y="14.277cm">
          <draw:text-box>
            <text:p text:style-name="P3"><text:span text:style-name="T13">fonksiy</text:span><text:span text:style-name="T13">onun </text:span><text:span text:style-name="T13">ürettiği </text:span><text:span text:style-name="T13">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8" draw:text-style-name="P17" draw:layer="layout" svg:width="1.598cm" svg:height="0.255cm" svg:x="4.515cm" svg:y="17.078cm">
          <draw:text-box>
            <text:p text:style-name="P3"><text:span text:style-name="T13">fonksiy</text:span><text:span text:style-name="T13">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2" draw:text-style-name="P17" draw:layer="layout" svg:width="1.276cm" svg:height="0.255cm" svg:x="8.27cm" svg:y="17.078cm">
          <draw:text-box>
            <text:p text:style-name="P3"><text:span text:style-name="T13">değişke</text:span><text:span text:style-name="T13">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3" draw:text-style-name="P13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41" draw:text-style-name="P14" draw:layer="layout" svg:width="12.385cm" svg:height="0.352cm" svg:x="1.875cm" svg:y="8.978cm">
          <draw:text-box>
            <text:p text:style-name="P3"><text:span text:style-name="T8">Bazı </text:span><text:span text:style-name="T8">örnek</text:span><text:span text:style-name="T8">ler </text:span><text:span text:style-name="T8">yazın</text:span><text:span text:style-name="T8">, </text:span><text:span text:style-name="T8">sonra </text:span><text:span text:style-name="T8">neyin </text:span><text:span text:style-name="T8">değiş</text:span><text:span text:style-name="T8">tiğini </text:span><text:span text:style-name="T8">yuva</text:span><text:span text:style-name="T8">rlak </text:span><text:span text:style-name="T8">içine </text:span><text:span text:style-name="T8">alın </text:span><text:span text:style-name="T8">ve </text:span><text:span text:style-name="T8">kısac</text:span><text:span text:style-name="T8">a </text:span><text:span text:style-name="T8">açıkla</text:span><text:span text:style-name="T8">yın.</text:span></text:p>
          </draw:text-box>
        </draw:frame>
        <draw:frame draw:style-name="gr39" draw:text-style-name="P13" draw:layer="layout" svg:width="3.368cm" svg:height="0.45cm" svg:x="3.959cm" svg:y="17.664cm">
          <draw:text-box>
            <text:p text:style-name="P3"><text:span text:style-name="T9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8T16:44:49.084544787</dc:date>
    <meta:editing-duration>PT1H38M42S</meta:editing-duration>
    <meta:editing-cycles>18</meta:editing-cycles>
    <meta:generator>LibreOffice/6.2.5.2$Linux_X86_64 LibreOffice_project/20$Build-2</meta:generator>
    <meta:document-statistic meta:object-count="269"/>
  </office:meta>
</office:document-meta>
</file>